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How is traversing a list using a iterator compare to using an index?</text:span></text:p>
      <text:p text:style-name="P1"><text:span text:style-name="T2">No random access</text:span><text:span text:style-name="T3"/></text:p>
      <text:p text:style-name="P1"><text:span text:style-name="T3"/></text:p>
      <text:p text:style-name="P1"><text:span text:style-name="T3">How does an iterator know when it's at the end?</text:span></text:p>
      <text:p text:style-name="P1"><text:span text:style-name="T4">When it returns a null pointer.</text:span><text:span text:style-name="T5"/></text:p>
      <text:p text:style-name="P1"><text:span text:style-name="T5"/></text:p>
      <text:p text:style-name="P1"><text:span text:style-name="T5">Write the code that would allow me to specify a start and end value (value inside of the node, not an index) and would generate a sublist of everything inbetween (inclusive). </text:span></text:p>
      <text:p text:style-name="P1"><text:span text:style-name="T5"/></text:p>
      <text:p text:style-name="P1"><text:span text:style-name="T5">What would be the big O notation for the function in question 3?</text:span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